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a040c"/>
    </style:style>
    <style:style style:name="P2" style:family="paragraph" style:parent-style-name="Standard" style:list-style-name="L1"/>
    <style:style style:name="P3" style:family="paragraph" style:parent-style-name="Prompt" style:list-style-name="L1">
      <style:text-properties officeooo:paragraph-rsid="001a040c"/>
    </style:style>
    <style:style style:name="P4" style:family="paragraph" style:parent-style-name="Prompt" style:list-style-name="L1">
      <style:text-properties fo:font-style="italic" officeooo:paragraph-rsid="001a040c" style:font-style-asian="italic" style:font-style-complex="italic"/>
    </style:style>
    <style:style style:name="P5" style:family="paragraph" style:parent-style-name="Standard" style:list-style-name="L1">
      <style:text-properties officeooo:paragraph-rsid="001bfac7"/>
    </style:style>
    <style:style style:name="P6" style:family="paragraph" style:parent-style-name="Prompt" style:list-style-name="L1"/>
    <style:style style:name="P7" style:family="paragraph" style:parent-style-name="Standard">
      <style:text-properties fo:font-weight="normal" officeooo:rsid="001bfac7" officeooo:paragraph-rsid="001bfac7" style:font-weight-asian="normal" style:font-weight-complex="normal"/>
    </style:style>
    <style:style style:name="P8" style:family="paragraph" style:parent-style-name="Text_20_body">
      <style:text-properties officeooo:rsid="0022548c" officeooo:paragraph-rsid="0022548c"/>
    </style:style>
    <style:style style:name="P9" style:family="paragraph" style:parent-style-name="Text_20_body">
      <style:paragraph-properties fo:text-align="center" style:justify-single-word="false"/>
      <style:text-properties officeooo:rsid="0022548c" officeooo:paragraph-rsid="0022548c"/>
    </style:style>
    <style:style style:name="P10" style:family="paragraph" style:parent-style-name="Text_20_body">
      <style:paragraph-properties fo:text-align="start" style:justify-single-word="false"/>
      <style:text-properties officeooo:rsid="0022f273" officeooo:paragraph-rsid="0022f273"/>
    </style:style>
    <style:style style:name="P11" style:family="paragraph" style:parent-style-name="Standard">
      <style:text-properties officeooo:rsid="0024c06d" officeooo:paragraph-rsid="0024c06d"/>
    </style:style>
    <style:style style:name="T1" style:family="text">
      <style:text-properties officeooo:rsid="001a04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040c" style:font-weight-asian="normal" style:font-weight-complex="normal"/>
    </style:style>
    <style:style style:name="T5" style:family="text">
      <style:text-properties fo:font-style="italic" officeooo:rsid="001a040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fac7"/>
    </style:style>
    <style:style style:name="T8" style:family="text">
      <style:text-properties fo:font-weight="bold" officeooo:rsid="001bfac7" style:font-weight-asian="bold" style:font-weight-complex="bold"/>
    </style:style>
    <style:style style:name="T9" style:family="text">
      <style:text-properties fo:font-weight="normal" officeooo:rsid="001bfac7" style:font-weight-asian="normal" style:font-weight-complex="normal"/>
    </style:style>
    <style:style style:name="T10" style:family="text">
      <style:text-properties officeooo:rsid="00214682"/>
    </style:style>
    <style:style style:name="T11" style:family="text">
      <style:text-properties officeooo:rsid="0022f2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A &amp; Archives – Partie Pratique</text:p>
      <text:p text:style-name="Text_20_body"/>
      <text:h text:style-name="P1" text:outline-level="1"><text:span text:style-name="T1">Notez vos observations après chacune des étapes</text:span></text:h>
      <text:list text:style-name="L1">
        <text:list-item>
          <text:p text:style-name="P2">Ouvrez l'application de chat fournie.</text:p>
        </text:list-item>
        <text:list-item>
          <text:p text:style-name="P2">Sélectionnez le <text:span text:style-name="T2">Modèle A</text:span><text:span text:style-name="T3"> </text:span><text:span text:style-name="T4">et e</text:span>ntrez le prompt suivant : </text:p>
          <text:p text:style-name="P3"><text:span text:style-name="T5"><text:line-break/>J</text:span><text:span text:style-name="T6">e suis archiviste et je travaille sur le fonds Georges Lemaître. <text:line-break/>Peux-tu me résumer brièvement qui il était ?</text:span></text:p>
          <text:p text:style-name="P4"/>
        </text:list-item>
        <text:list-item>
          <text:p text:style-name="P5">Une fois la réponse obtenue, <text:span text:style-name="T2">ne réinitialisez pas la conversation. </text:span>Changez simplement le modèle via le menu déroulant pour sélectionner le <text:span text:style-name="T2">Modèle B. </text:span>Posez ensuite cette question simple, sans rappeler le sujet : </text:p>
          <text:p text:style-name="P6"><text:line-break/>Quelles sont les dates extrêmes de ses principaux travaux ?</text:p>
          <text:p text:style-name="P6"/>
        </text:list-item>
        <text:list-item>
          <text:p text:style-name="P5"><text:span text:style-name="T7">Passez-maintenant au </text:span><text:span text:style-name="T2">Modèle C</text:span>, ne réinitialisez pas encore la conversation. Posez-lui maintenant la question <text:span text:style-name="T7">suivante :</text:span></text:p>
          <text:p text:style-name="P5"/>
          <text:p text:style-name="P6">Quels sont les travaux qui lui ont valu de passer à la postérité ?<text:span text:style-name="T7"><text:line-break/></text:span></text:p>
        </text:list-item>
        <text:list-item>
          <text:p text:style-name="P5">Réinitialisez la conversation (bouton rouge en haut à droite). <text:span text:style-name="T7">Recommencez toutes les étapes, mais </text:span><text:span text:style-name="T8">réinitialisez la conversation avant chaque changement de modèle.</text:span><text:span text:style-name="T9"> Que constatez-vous ?</text:span></text:p>
        </text:list-item>
      </text:list>
      <text:p text:style-name="P7"/>
      <text:h text:style-name="Heading_20_1" text:outline-level="1">Évaluez <text:span text:style-name="T10">la qualité d</text:span>es réponses données par chacun des modèles</text:h>
      <text:p text:style-name="P8">Pour cet exercice, nous allons comparer la qualité des réponses fournies par les différents modèles lorsqu’on leur fournit <text:span text:style-name="T2">exactement le même prompt</text:span>. A cet effet, nous vous demandons de commencer par récupérer <text:span text:style-name="T11">le document suivant</text:span> : </text:p>
      <text:p text:style-name="P9"><text:a xlink:type="simple" xlink:href="https://github.com/xgillard/lhist2532/raw/refs/heads/main/resources/exercice_2.png" text:style-name="Internet_20_link" text:visited-style-name="Visited_20_Internet_20_Link">https://github.com/xgillard/lhist2532/raw/refs/heads/main/resources/exercice_2.<text:span text:style-name="T11">p</text:span></text:a><text:span text:style-name="T11">df</text:span></text:p>
      <text:p text:style-name="P10">Vous donnerez ensuite le prompt suivant à chacun des modèles (en y joignant une copie du document téléchargé).</text:p>
      <text:p text:style-name="Prompt">Agis comme un archiviste expérimenté. Analyse le document ci-dessus. Extrais-en : 1) La date exacte, 2) Les parties prenantes (noms et rôles), 3) L'objet de l'acte. Formate la réponse en Markdown.</text:p>
      <text:p text:style-name="Standard"/>
      <text:p text:style-name="P11">Comparez les résultats obtenus. Y a t il eu des hallucinations ? Quel modèle a mieux respecté la consigne ? Quel modèle a utilisé le style le plus « archivistique » ? Établissez votre podium. 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Prompt" style:family="paragraph" style:next-style-name="Standard" style:master-page-name="">
      <style:paragraph-properties style:page-number="auto">
        <style:tab-stops/>
      </style:paragraph-properties>
      <style:text-properties fo:color="#808080" loext:opacity="100%" style:font-name="Calibri" fo:font-family="Calibri" style:font-style-name="Normal" style:font-family-generic="swiss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5:25:04.023587368</meta:creation-date>
    <dc:date>2025-11-26T16:34:12.422546780</dc:date>
    <meta:editing-duration>PT27M57S</meta:editing-duration>
    <meta:editing-cycles>7</meta:editing-cycles>
    <meta:generator>LibreOffice/25.8.3.2$Linux_X86_64 LibreOffice_project/580$Build-2</meta:generator>
    <meta:document-statistic meta:table-count="0" meta:image-count="0" meta:object-count="0" meta:page-count="1" meta:paragraph-count="19" meta:word-count="288" meta:character-count="1810" meta:non-whitespace-character-count="1542"/>
  </office:meta>
</office:document-meta>
</file>